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2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5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9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11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12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13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4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15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16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17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8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19" style:parent-style-name="Paragraphedeliste" style:list-style-name="LFO2" style:family="paragraph">
      <style:paragraph-properties fo:margin-bottom="0in">
        <style:tab-stops>
          <style:tab-stop style:type="left" style:position="-10.2201in"/>
          <style:tab-stop style:type="left" style:position="-7.3652in"/>
        </style:tab-stops>
      </style:paragraph-properties>
    </style:style>
    <style:style style:name="P20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21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2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23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24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5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26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27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2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9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30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1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32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33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34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5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36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37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3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9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0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41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42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3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4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45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6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47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4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9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50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51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52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53" style:parent-style-name="Paragraphedeliste" style:list-style-name="LFO2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54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55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56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57" style:parent-style-name="Paragraphedeliste" style:list-style-name="LFO3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58" style:parent-style-name="Paragraphedeliste" style:list-style-name="LFO3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59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0" style:parent-style-name="Paragraphedeliste" style:list-style-name="LFO3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61" style:parent-style-name="Paragraphedeliste" style:list-style-name="LFO3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62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  <style:text-properties fo:language="de" fo:country="CH"/>
    </style:style>
    <style:style style:name="P63" style:parent-style-name="Paragraphedeliste" style:list-style-name="LFO3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64" style:parent-style-name="Paragraphedeliste" style:list-style-name="LFO3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65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6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T68" style:parent-style-name="Policepardéfaut" style:family="text">
      <style:text-properties style:text-position="super 63.6%"/>
    </style:style>
    <style:style style:name="P69" style:parent-style-name="Paragraphedeliste" style:list-style-name="LFO4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0" style:parent-style-name="Paragraphedeliste" style:list-style-name="LFO4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71" style:parent-style-name="Paragraphedeliste" style:list-style-name="LFO4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72" style:parent-style-name="Paragraphedeliste" style:list-style-name="LFO4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73" style:parent-style-name="Paragraphedeliste" style:list-style-name="LFO4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4" style:parent-style-name="Paragraphedeliste" style:list-style-name="LFO4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75" style:parent-style-name="Normal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T76" style:parent-style-name="Policepardéfaut" style:family="text">
      <style:text-properties style:text-position="super 63.6%"/>
    </style:style>
    <style:style style:name="P77" style:parent-style-name="Paragraphedeliste" style:list-style-name="LFO5" style:family="paragraph">
      <style:paragraph-properties fo:margin-bottom="0in">
        <style:tab-stops>
          <style:tab-stop style:type="left" style:position="-2.9118in"/>
          <style:tab-stop style:type="left" style:position="-0.0569in"/>
        </style:tab-stops>
      </style:paragraph-properties>
    </style:style>
    <style:style style:name="P7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9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80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81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82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83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8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85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86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87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88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89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90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91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92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93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9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5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96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97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8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99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0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101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102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103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10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5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106" style:parent-style-name="Paragraphedeliste" style:list-style-name="LFO6" style:family="paragraph">
      <style:paragraph-properties fo:margin-bottom="0in">
        <style:tab-stops>
          <style:tab-stop style:type="left" style:position="-10.2201in"/>
          <style:tab-stop style:type="left" style:position="-7.3652in"/>
        </style:tab-stops>
      </style:paragraph-properties>
    </style:style>
    <style:style style:name="P107" style:parent-style-name="Paragraphedeliste" style:list-style-name="LFO6" style:family="paragraph">
      <style:paragraph-properties fo:margin-bottom="0in">
        <style:tab-stops>
          <style:tab-stop style:type="left" style:position="-10.2201in"/>
          <style:tab-stop style:type="left" style:position="-7.3652in"/>
        </style:tab-stops>
      </style:paragraph-properties>
    </style:style>
    <style:style style:name="P108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9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0" style:parent-style-name="Paragraphedeliste" style:list-style-name="LFO6" style:family="paragraph">
      <style:paragraph-properties fo:margin-bottom="0in">
        <style:tab-stops>
          <style:tab-stop style:type="left" style:position="-4.7201in"/>
          <style:tab-stop style:type="left" style:position="-1.8652in"/>
        </style:tab-stops>
      </style:paragraph-properties>
    </style:style>
    <style:style style:name="P11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1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13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4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5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6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7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8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9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0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3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4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5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6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7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8" style:parent-style-name="Paragraphedeliste" style:list-style-name="LFO8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129" style:parent-style-name="Paragraphedeliste" style:list-style-name="LFO8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130" style:parent-style-name="Normal" style:family="paragraph">
      <style:paragraph-properties fo:break-before="page" style:vertical-align="auto"/>
      <style:text-properties fo:hyphenate="true"/>
    </style:style>
    <style:style style:name="P13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3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4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</office:automatic-styles>
  <office:body>
    <office:text text:use-soft-page-breaks="true">
      <text:p text:style-name="P1">Contexte :</text:p>
      <text:list text:style-name="LFO1" text:continue-numbering="true">
        <text:list-item>
          <text:p text:style-name="P2">Les pokémons ont évolués (stats ; type)</text:p>
        </text:list-item>
        <text:list-item>
          <text:p text:style-name="P3">Seul ceux de la 1G ont survécu aux changements</text:p>
        </text:list-item>
        <text:list-item>
          <text:p text:style-name="P4">Vous avez 22ans</text:p>
        </text:list-item>
        <text:list-item>
          <text:p text:style-name="P5">Team Rocket veux créer Mewteo à partir de mew</text:p>
        </text:list-item>
      </text:list>
      <text:p text:style-name="P6"/>
      <text:p text:style-name="P7">Map (histoire) :</text:p>
      <text:p text:style-name="P8"/>
      <text:list text:style-name="LFO2" text:continue-numbering="true">
        <text:list-item>
          <text:p text:style-name="P9">Kamembe (départ)</text:p>
          <text:list text:continue-numbering="true">
            <text:list-item>
              <text:p text:style-name="P10">Route 1</text:p>
            </text:list-item>
            <text:list-item>
              <text:p text:style-name="P11">Karongi (Ville<text:s/>transition)</text:p>
            </text:list-item>
            <text:list-item>
              <text:p text:style-name="P12">Route 2</text:p>
            </text:list-item>
          </text:list>
        </text:list-item>
        <text:list-item>
          <text:p text:style-name="P13">Binana (arène 1 / Normal / coupe)</text:p>
          <text:list text:continue-numbering="true">
            <text:list-item>
              <text:p text:style-name="P14">Route 2</text:p>
            </text:list-item>
            <text:list-item>
              <text:p text:style-name="P15">Route 3</text:p>
            </text:list-item>
            <text:list-item>
              <text:p text:style-name="P16">grotte</text:p>
            </text:list-item>
          </text:list>
        </text:list-item>
        <text:list-item>
          <text:p text:style-name="P17">Kigali</text:p>
          <text:list text:continue-numbering="true">
            <text:list-item>
              <text:p text:style-name="P18">Route 4</text:p>
              <text:list text:continue-numbering="true">
                <text:list-item>
                  <text:p text:style-name="P19">Petite maison</text:p>
                </text:list-item>
              </text:list>
            </text:list-item>
            <text:list-item>
              <text:p text:style-name="P20">Route 5</text:p>
            </text:list-item>
          </text:list>
        </text:list-item>
        <text:list-item>
          <text:p text:style-name="P21">Gashora (pension pokémon)</text:p>
          <text:list text:continue-numbering="true">
            <text:list-item>
              <text:p text:style-name="P22">Route 6</text:p>
            </text:list-item>
            <text:list-item>
              <text:p text:style-name="P23">Route 7</text:p>
            </text:list-item>
          </text:list>
        </text:list-item>
        <text:list-item>
          <text:p text:style-name="P24">Butare (arène 2 / Roche / éclate roc)</text:p>
          <text:list text:continue-numbering="true">
            <text:list-item>
              <text:p text:style-name="P25">Route 7</text:p>
            </text:list-item>
            <text:list-item>
              <text:p text:style-name="P26">Route 8</text:p>
            </text:list-item>
            <text:list-item>
              <text:p text:style-name="P27">Forêt</text:p>
            </text:list-item>
          </text:list>
        </text:list-item>
        <text:list-item>
          <text:p text:style-name="P28">Mabuye (arène 3 / insecte / vol)</text:p>
          <text:list text:continue-numbering="true">
            <text:list-item>
              <text:p text:style-name="P29">Route 9</text:p>
            </text:list-item>
          </text:list>
        </text:list-item>
        <text:list-item>
          <text:p text:style-name="P30">Nguzi</text:p>
          <text:list text:continue-numbering="true">
            <text:list-item>
              <text:p text:style-name="P31">Chanal 1</text:p>
            </text:list-item>
            <text:list-item>
              <text:p text:style-name="P32">Chanal 2 (recherche champion)</text:p>
            </text:list-item>
            <text:list-item>
              <text:p text:style-name="P33">Nguzi (arène 4 / combat / Surf)</text:p>
            </text:list-item>
          </text:list>
        </text:list-item>
        <text:list-item>
          <text:p text:style-name="P34">Kamembe</text:p>
          <text:list text:continue-numbering="true">
            <text:list-item>
              <text:p text:style-name="P35">Route 10</text:p>
            </text:list-item>
            <text:list-item>
              <text:p text:style-name="P36">Chanal 3</text:p>
            </text:list-item>
            <text:list-item>
              <text:p text:style-name="P37">Mer Kiwu</text:p>
            </text:list-item>
          </text:list>
        </text:list-item>
        <text:list-item>
          <text:p text:style-name="P38">Nkombo (arène 5 / acier)</text:p>
        </text:list-item>
        <text:list-item>
          <text:p text:style-name="P39">Kigali</text:p>
          <text:list text:continue-numbering="true">
            <text:list-item>
              <text:p text:style-name="P40">Route 11</text:p>
            </text:list-item>
            <text:list-item>
              <text:p text:style-name="P41">Route 12</text:p>
            </text:list-item>
          </text:list>
        </text:list-item>
        <text:list-item>
          <text:p text:style-name="P42">Akagera (Arène 6 / plante)</text:p>
        </text:list-item>
        <text:list-item>
          <text:p text:style-name="P43">Kigali (Arène 7)</text:p>
          <text:list text:continue-numbering="true">
            <text:list-item>
              <text:p text:style-name="P44">route 14</text:p>
            </text:list-item>
          </text:list>
        </text:list-item>
        <text:list-item>
          <text:p text:style-name="P45">Kabarore (arène 8)</text:p>
          <text:list text:continue-numbering="true">
            <text:list-item>
              <text:p text:style-name="P46">Route 15</text:p>
            </text:list-item>
            <text:list-item>
              <text:p text:style-name="P47">Route vistoire</text:p>
            </text:list-item>
          </text:list>
        </text:list-item>
        <text:list-item>
          <text:p text:style-name="P48">Ligue pokémon</text:p>
          <text:list text:continue-numbering="true">
            <text:list-item>
              <text:p text:style-name="P49">83 - 87</text:p>
            </text:list-item>
            <text:list-item>
              <text:p text:style-name="P50">85 - 89</text:p>
            </text:list-item>
            <text:list-item>
              <text:p text:style-name="P51">87 - 91</text:p>
            </text:list-item>
            <text:list-item>
              <text:p text:style-name="P52">89 - 93</text:p>
            </text:list-item>
            <text:list-item>
              <text:p text:style-name="P53">91 - 95</text:p>
            </text:list-item>
          </text:list>
        </text:list-item>
      </text:list>
      <text:p text:style-name="P54"/>
      <text:p text:style-name="P55">Post game / démembrement team roket ) – rocket ~90</text:p>
      <text:list text:style-name="LFO3" text:continue-numbering="true">
        <text:list-item>
          <text:p text:style-name="P56">Mont Mugogwe (Elector (niv 70)</text:p>
          <text:list text:continue-numbering="true">
            <text:list-item>
              <text:p text:style-name="P57">Forêt d’Akagera</text:p>
            </text:list-item>
            <text:list-item>
              <text:p text:style-name="P58">Ndego</text:p>
            </text:list-item>
          </text:list>
        </text:list-item>
        <text:list-item>
          <text:p text:style-name="P59">Mont Nyakabanda (Sulfura niv 70) – rocket ~90</text:p>
          <text:list text:continue-numbering="true">
            <text:list-item>
              <text:p text:style-name="P60">Lac Cyambwe</text:p>
            </text:list-item>
            <text:list-item>
              <text:p text:style-name="P61">Mer Kiwu</text:p>
            </text:list-item>
          </text:list>
        </text:list-item>
        <text:list-item>
          <text:p text:style-name="P62">Ischwa<text:s/>(Island / Artikodin niv 70) – rocket ~90</text:p>
          <text:list text:continue-numbering="true">
            <text:list-item>
              <text:p text:style-name="P63">Route 13</text:p>
            </text:list-item>
            <text:list-item>
              <text:p text:style-name="P64">Mont Nyamisangi</text:p>
            </text:list-item>
          </text:list>
        </text:list-item>
        <text:list-item>
          <text:p text:style-name="P65">Ruines Base team Roket (persian, nostenfer, kabutops, kangourex, rinastock, steelix) (92 – 96)</text:p>
        </text:list-item>
      </text:list>
      <text:p text:style-name="P66"/>
      <text:p text:style-name="P67">2<text:span text:style-name="T68">ème</text:span><text:s/>post game / Rival / (dracolosse/ Rinastock / tartard / alakazam / leviator / dracaufeu)</text:p>
      <text:list text:style-name="LFO4" text:continue-numbering="true">
        <text:list-item>
          <text:p text:style-name="P69">Lac Ihema (combat face au rival niv. 93 - 97) – débloque grotte mewtwo (niv 80) dans les ruines</text:p>
          <text:list text:continue-numbering="true">
            <text:list-item>
              <text:p text:style-name="P70">Forêt de Nyungwe</text:p>
            </text:list-item>
            <text:list-item>
              <text:p text:style-name="P71">Route 16</text:p>
            </text:list-item>
            <text:list-item>
              <text:p text:style-name="P72">Mont Nkanda</text:p>
            </text:list-item>
          </text:list>
        </text:list-item>
        <text:list-item>
          <text:p text:style-name="P73">Red (niv 96 -100) / starters / préra / dracolosse / dracolosse)</text:p>
          <text:list text:continue-numbering="true">
            <text:list-item>
              <text:p text:style-name="P74">Forêt Nyungwe (Mew niv 100)</text:p>
            </text:list-item>
          </text:list>
        </text:list-item>
      </text:list>
      <text:p text:style-name="P75">3<text:span text:style-name="T76">ème</text:span><text:s/>post game / VS Prof.D (dracaufeu, dracolosse, éléctor, sulfura, articodin, mewtwo, mew)</text:p>
      <text:list text:style-name="LFO5" text:continue-numbering="true">
        <text:list-item>
          <text:p text:style-name="P77">Forêt akagera Giratina (niv. 100)</text:p>
        </text:list-item>
      </text:list>
      <text:p text:style-name="P78"/>
      <text:p text:style-name="P79">Map  (contexte) :</text:p>
      <text:list text:style-name="LFO6" text:continue-numbering="true">
        <text:list-item>
          <text:p text:style-name="P80">3 grandes villes</text:p>
          <text:list text:continue-numbering="true">
            <text:list-item>
              <text:p text:style-name="P81">Butare (arène 2)</text:p>
            </text:list-item>
            <text:list-item>
              <text:p text:style-name="P82">Kigali (Arène 7)</text:p>
            </text:list-item>
            <text:list-item>
              <text:p text:style-name="P83">Akagera (Arène 6 / National Park)</text:p>
            </text:list-item>
          </text:list>
        </text:list-item>
        <text:list-item>
          <text:p text:style-name="P84">8 villages</text:p>
          <text:list text:continue-numbering="true">
            <text:list-item>
              <text:p text:style-name="P85">Kamembe (marché)</text:p>
            </text:list-item>
            <text:list-item>
              <text:p text:style-name="P86">Binana (arène 1)</text:p>
            </text:list-item>
            <text:list-item>
              <text:p text:style-name="P87">Gashora</text:p>
            </text:list-item>
            <text:list-item>
              <text:p text:style-name="P88">Nguzi (arène 4)</text:p>
            </text:list-item>
            <text:list-item>
              <text:p text:style-name="P89">Kabarore (arène 8)</text:p>
            </text:list-item>
            <text:list-item>
              <text:p text:style-name="P90">Mabuye (arène 3)</text:p>
            </text:list-item>
            <text:list-item>
              <text:p text:style-name="P91">Gabegi</text:p>
            </text:list-item>
            <text:list-item>
              <text:p text:style-name="P92">Ndego</text:p>
            </text:list-item>
            <text:list-item>
              <text:p text:style-name="P93">Karongi</text:p>
            </text:list-item>
          </text:list>
        </text:list-item>
        <text:list-item>
          <text:p text:style-name="P94">2 Forêts</text:p>
          <text:list text:continue-numbering="true">
            <text:list-item>
              <text:p text:style-name="P95">Nyungwe</text:p>
            </text:list-item>
            <text:list-item>
              <text:p text:style-name="P96">Akagera</text:p>
            </text:list-item>
          </text:list>
        </text:list-item>
        <text:list-item>
          <text:p text:style-name="P97">1 ruines</text:p>
          <text:list text:continue-numbering="true">
            <text:list-item>
              <text:p text:style-name="P98">Mont Nyamisangi</text:p>
            </text:list-item>
          </text:list>
        </text:list-item>
        <text:list-item>
          <text:p text:style-name="P99">4 grottes</text:p>
          <text:list text:continue-numbering="true">
            <text:list-item>
              <text:p text:style-name="P100">Colline Karambo</text:p>
            </text:list-item>
            <text:list-item>
              <text:p text:style-name="P101">Colline Nyakabanda</text:p>
            </text:list-item>
            <text:list-item>
              <text:p text:style-name="P102">Colline Mugogwe</text:p>
            </text:list-item>
            <text:list-item>
              <text:p text:style-name="P103">Colline Nkanda (Red)</text:p>
            </text:list-item>
          </text:list>
        </text:list-item>
        <text:list-item>
          <text:p text:style-name="P104">1 mer (Kiwu)</text:p>
          <text:list text:continue-numbering="true">
            <text:list-item>
              <text:p text:style-name="P105">2 îles</text:p>
              <text:list text:continue-numbering="true">
                <text:list-item>
                  <text:p text:style-name="P106">Nkombo Island<text:s/>(arène 5)</text:p>
                </text:list-item>
                <text:list-item>
                  <text:p text:style-name="P107">Ischwa Island</text:p>
                </text:list-item>
              </text:list>
            </text:list-item>
          </text:list>
        </text:list-item>
        <text:list-item>
          <text:p text:style-name="P108">15 routes</text:p>
        </text:list-item>
        <text:list-item>
          <text:p text:style-name="P109">Ligue pokémon</text:p>
          <text:list text:continue-numbering="true">
            <text:list-item>
              <text:p text:style-name="P110">Mont Nyamisangi</text:p>
            </text:list-item>
          </text:list>
        </text:list-item>
      </text:list>
      <text:p text:style-name="P111"/>
      <text:p text:style-name="P112">Arènes :</text:p>
      <text:list text:style-name="LFO7" text:continue-numbering="true">
        <text:list-item>
          <text:p text:style-name="P113">Normal<text:s/>/ Laure</text:p>
        </text:list-item>
        <text:list-item>
          <text:p text:style-name="P114">Roche<text:s/>/ Luca</text:p>
        </text:list-item>
        <text:list-item>
          <text:p text:style-name="P115">Insecte<text:s/>/ Benji</text:p>
        </text:list-item>
        <text:list-item>
          <text:p text:style-name="P116">Eau<text:s/>/ Adrian</text:p>
        </text:list-item>
        <text:list-item>
          <text:p text:style-name="P117">Combat<text:s/>/ Imelda</text:p>
        </text:list-item>
        <text:list-item>
          <text:p text:style-name="P118">Vol<text:s/>/<text:s/>Hodrë</text:p>
        </text:list-item>
        <text:list-item>
          <text:p text:style-name="P119">Electrique<text:s/>/ Céline</text:p>
        </text:list-item>
        <text:list-item>
          <text:p text:style-name="P120">Sol<text:s/>/<text:s/>Jason</text:p>
        </text:list-item>
      </text:list>
      <text:p text:style-name="P121"/>
      <text:p text:style-name="P122">Ligue :</text:p>
      <text:list text:style-name="LFO8" text:continue-numbering="true">
        <text:list-item>
          <text:p text:style-name="P123">glace/spectre (lipouttou)<text:s/>/ Rachel</text:p>
        </text:list-item>
        <text:list-item>
          <text:p text:style-name="P124">Plante/poison (florizarre)<text:s/>/ Benji</text:p>
        </text:list-item>
        <text:list-item>
          <text:p text:style-name="P125">Feu/fée (feunard)<text:s/>/ Carla</text:p>
        </text:list-item>
        <text:list-item>
          <text:p text:style-name="P126">Psy / ténèbres (alakazam)<text:s/>/ Ruben</text:p>
        </text:list-item>
        <text:list-item>
          <text:p text:style-name="P127">Acier / Dragon (2<text:s/>team)<text:s/>/<text:s/>Jonas</text:p>
          <text:list text:continue-numbering="true">
            <text:list-item>
              <text:p text:style-name="P128">(tortank)</text:p>
            </text:list-item>
            <text:list-item>
              <text:p text:style-name="P129">(Dracolosse)</text:p>
            </text:list-item>
          </text:list>
        </text:list-item>
      </text:list>
      <text:p text:style-name="P130"/>
      <text:p text:style-name="P131">Textes</text:p>
      <text:p text:style-name="P132"/>
      <text:p text:style-name="P133">La team Roket à encore frappée, cette fois dans la ville de Ndego.</text:p>
      <text:p text:style-name="P134">Leur objectif reste inconnu à ce jou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/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Aventur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Dekumbis</meta:initial-creator>
    <dc:creator>Quentin Dekumbis</dc:creator>
    <meta:creation-date>2022-02-14T16:22:00Z</meta:creation-date>
    <dc:date>2022-04-24T19:14:00Z</dc:date>
    <meta:template xlink:href="Normal" xlink:type="simple"/>
    <meta:editing-cycles>36</meta:editing-cycles>
    <meta:editing-duration>PT0S</meta:editing-duration>
    <meta:document-statistic meta:page-count="1" meta:paragraph-count="4" meta:word-count="380" meta:character-count="2467" meta:row-count="17" meta:non-whitespace-character-count="2091"/>
  </office:meta>
</office:document-meta>
</file>